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1792" calcext:value-type="float">
            <text:p>65.3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8096" calcext:value-type="float">
            <text:p>65.5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916" calcext:value-type="float">
            <text:p>65.6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9224" calcext:value-type="float">
            <text:p>65.4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2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1456" calcext:value-type="float">
            <text:p>65.7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772" calcext:value-type="float">
            <text:p>65.5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876" calcext:value-type="float">
            <text:p>66.2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0872" calcext:value-type="float">
            <text:p>65.6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9536" calcext:value-type="float">
            <text:p>65.6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0768" calcext:value-type="float">
            <text:p>65.5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2896" calcext:value-type="float">
            <text:p>65.8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2-0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116" calcext:value-type="float">
            <text:p>66.4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5-01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2016" calcext:value-type="float">
            <text:p>66.4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3648" calcext:value-type="float">
            <text:p>65.7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5712" calcext:value-type="float">
            <text:p>66.2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6088" calcext:value-type="float">
            <text:p>66.2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636" calcext:value-type="float">
            <text:p>66.1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6672" calcext:value-type="float">
            <text:p>66.3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1704" calcext:value-type="float">
            <text:p>66.2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1224" calcext:value-type="float">
            <text:p>66.1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4648" calcext:value-type="float">
            <text:p>66.1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1328" calcext:value-type="float">
            <text:p>66.2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3896" calcext:value-type="float">
            <text:p>66.2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1456" calcext:value-type="float">
            <text:p>65.7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2584" calcext:value-type="float">
            <text:p>65.6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696" calcext:value-type="float">
            <text:p>65.7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0808" calcext:value-type="float">
            <text:p>65.9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7656" calcext:value-type="float">
            <text:p>65.8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3712" calcext:value-type="float">
            <text:p>65.5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7552" calcext:value-type="float">
            <text:p>65.7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1832" calcext:value-type="float">
            <text:p>65.7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9368" calcext:value-type="float">
            <text:p>65.8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7424" calcext:value-type="float">
            <text:p>66.2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8176" calcext:value-type="float">
            <text:p>66.1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9992" calcext:value-type="float">
            <text:p>66.2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2768" calcext:value-type="float">
            <text:p>66.3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4752" calcext:value-type="float">
            <text:p>66.2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7152" calcext:value-type="float">
            <text:p>66.3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9888" calcext:value-type="float">
            <text:p>66.1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6568" calcext:value-type="float">
            <text:p>66.2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9032" calcext:value-type="float">
            <text:p>66.1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2456" calcext:value-type="float">
            <text:p>66.1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1704" calcext:value-type="float">
            <text:p>66.2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4752" calcext:value-type="float">
            <text:p>66.2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9512" calcext:value-type="float">
            <text:p>66.1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2664" calcext:value-type="float">
            <text:p>66.2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0952" calcext:value-type="float">
            <text:p>66.2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876" calcext:value-type="float">
            <text:p>66.2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6672" calcext:value-type="float">
            <text:p>66.3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2184" calcext:value-type="float">
            <text:p>66.2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5712" calcext:value-type="float">
            <text:p>66.2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7632" calcext:value-type="float">
            <text:p>66.3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924" calcext:value-type="float">
            <text:p>66.3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2392" calcext:value-type="float">
            <text:p>66.3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0952" calcext:value-type="float">
            <text:p>66.2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2288" calcext:value-type="float">
            <text:p>66.3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1536" calcext:value-type="float">
            <text:p>66.3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7048" calcext:value-type="float">
            <text:p>66.2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8384" calcext:value-type="float">
            <text:p>66.3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828" calcext:value-type="float">
            <text:p>66.2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6672" calcext:value-type="float">
            <text:p>66.3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0096" calcext:value-type="float">
            <text:p>66.3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3144" calcext:value-type="float">
            <text:p>66.3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7528" calcext:value-type="float">
            <text:p>66.3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5064" calcext:value-type="float">
            <text:p>66.4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2872" calcext:value-type="float">
            <text:p>66.4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4104" calcext:value-type="float">
            <text:p>66.3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8384" calcext:value-type="float">
            <text:p>66.3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6672" calcext:value-type="float">
            <text:p>66.3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3728" calcext:value-type="float">
            <text:p>66.4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7088" calcext:value-type="float">
            <text:p>66.6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836" calcext:value-type="float">
            <text:p>66.8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192" calcext:value-type="float">
            <text:p>67.0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3744" calcext:value-type="float">
            <text:p>67.2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2928" calcext:value-type="float">
            <text:p>67.6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0464" calcext:value-type="float">
            <text:p>67.7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3032" calcext:value-type="float">
            <text:p>67.6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7544" calcext:value-type="float">
            <text:p>67.2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624" calcext:value-type="float">
            <text:p>67.0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9904" calcext:value-type="float">
            <text:p>67.0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8736" calcext:value-type="float">
            <text:p>66.8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0784" calcext:value-type="float">
            <text:p>66.4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5168" calcext:value-type="float">
            <text:p>66.4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4584" calcext:value-type="float">
            <text:p>66.3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972" calcext:value-type="float">
            <text:p>66.3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0304" calcext:value-type="float">
            <text:p>66.4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1744" calcext:value-type="float">
            <text:p>66.5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3352" calcext:value-type="float">
            <text:p>66.4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2016" calcext:value-type="float">
            <text:p>66.4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0784" calcext:value-type="float">
            <text:p>66.4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5712" calcext:value-type="float">
            <text:p>66.2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6088" calcext:value-type="float">
            <text:p>66.2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0952" calcext:value-type="float">
            <text:p>66.2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3144" calcext:value-type="float">
            <text:p>66.3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5336" calcext:value-type="float">
            <text:p>66.3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3896" calcext:value-type="float">
            <text:p>66.2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732" calcext:value-type="float">
            <text:p>66.1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1456" calcext:value-type="float">
            <text:p>65.7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7656" calcext:value-type="float">
            <text:p>65.8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9744" calcext:value-type="float">
            <text:p>65.7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916" calcext:value-type="float">
            <text:p>65.6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1832" calcext:value-type="float">
            <text:p>65.7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2896" calcext:value-type="float">
            <text:p>65.8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8136" calcext:value-type="float">
            <text:p>65.8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4984" calcext:value-type="float">
            <text:p>65.7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7448" calcext:value-type="float">
            <text:p>65.6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3336" calcext:value-type="float">
            <text:p>65.5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0368" calcext:value-type="float">
            <text:p>66.1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3544" calcext:value-type="float">
            <text:p>65.6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4088" calcext:value-type="float">
            <text:p>65.4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1832" calcext:value-type="float">
            <text:p>65.7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0392" calcext:value-type="float">
            <text:p>65.6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2312" calcext:value-type="float">
            <text:p>65.7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3856" calcext:value-type="float">
            <text:p>65.9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7344" calcext:value-type="float">
            <text:p>65.6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3712" calcext:value-type="float">
            <text:p>65.5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9808" calcext:value-type="float">
            <text:p>65.5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4024" calcext:value-type="float">
            <text:p>65.7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4672" calcext:value-type="float">
            <text:p>65.5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6488" calcext:value-type="float">
            <text:p>65.6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1624" calcext:value-type="float">
            <text:p>65.5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7552" calcext:value-type="float">
            <text:p>65.7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1456" calcext:value-type="float">
            <text:p>65.7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1144" calcext:value-type="float">
            <text:p>65.5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0976" calcext:value-type="float">
            <text:p>65.7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696" calcext:value-type="float">
            <text:p>65.7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1664" calcext:value-type="float">
            <text:p>65.8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4-1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356" calcext:value-type="float">
            <text:p>66.5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5272" calcext:value-type="float">
            <text:p>66.5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1848" calcext:value-type="float">
            <text:p>66.6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8488" calcext:value-type="float">
            <text:p>66.3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6776" calcext:value-type="float">
            <text:p>66.4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5648" calcext:value-type="float">
            <text:p>66.5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7048" calcext:value-type="float">
            <text:p>66.2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0952" calcext:value-type="float">
            <text:p>66.2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9176" calcext:value-type="float">
            <text:p>66.5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7088" calcext:value-type="float">
            <text:p>66.6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1536" calcext:value-type="float">
            <text:p>66.3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6464" calcext:value-type="float">
            <text:p>66.1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9136" calcext:value-type="float">
            <text:p>66.2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5336" calcext:value-type="float">
            <text:p>66.3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732" calcext:value-type="float">
            <text:p>66.1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2392" calcext:value-type="float">
            <text:p>66.3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2288" calcext:value-type="float">
            <text:p>66.3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2704" calcext:value-type="float">
            <text:p>66.5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8696" calcext:value-type="float">
            <text:p>66.5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1848" calcext:value-type="float">
            <text:p>66.6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0784" calcext:value-type="float">
            <text:p>66.4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8488" calcext:value-type="float">
            <text:p>66.3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9072" calcext:value-type="float">
            <text:p>66.4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2664" calcext:value-type="float">
            <text:p>66.2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7048" calcext:value-type="float">
            <text:p>66.2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552" calcext:value-type="float">
            <text:p>66.5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2496" calcext:value-type="float">
            <text:p>66.4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8112" calcext:value-type="float">
            <text:p>66.4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5752" calcext:value-type="float">
            <text:p>66.5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2976" calcext:value-type="float">
            <text:p>66.4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5752" calcext:value-type="float">
            <text:p>66.5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2-1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5232" calcext:value-type="float">
            <text:p>66.2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6776" calcext:value-type="float">
            <text:p>66.4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4792" calcext:value-type="float">
            <text:p>66.5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0784" calcext:value-type="float">
            <text:p>66.4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4456" calcext:value-type="float">
            <text:p>66.8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5752" calcext:value-type="float">
            <text:p>66.5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9448" calcext:value-type="float">
            <text:p>66.4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116" calcext:value-type="float">
            <text:p>66.4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0784" calcext:value-type="float">
            <text:p>66.4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356" calcext:value-type="float">
            <text:p>66.5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932" calcext:value-type="float">
            <text:p>66.9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3224" calcext:value-type="float">
            <text:p>66.9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74" calcext:value-type="float">
            <text:p>66.8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74" calcext:value-type="float">
            <text:p>66.8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9696" calcext:value-type="float">
            <text:p>66.9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184" calcext:value-type="float">
            <text:p>67.0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1888" calcext:value-type="float">
            <text:p>66.9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552" calcext:value-type="float">
            <text:p>66.5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3624" calcext:value-type="float">
            <text:p>66.3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4312" calcext:value-type="float">
            <text:p>66.5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0824" calcext:value-type="float">
            <text:p>66.7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1408" calcext:value-type="float">
            <text:p>66.8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3872" calcext:value-type="float">
            <text:p>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0928" calcext:value-type="float">
            <text:p>66.8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3976" calcext:value-type="float">
            <text:p>66.8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836" calcext:value-type="float">
            <text:p>66.8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7128" calcext:value-type="float">
            <text:p>66.9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6584" calcext:value-type="float">
            <text:p>67.1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8104" calcext:value-type="float">
            <text:p>67.8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5704" calcext:value-type="float">
            <text:p>67.7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9128" calcext:value-type="float">
            <text:p>67.6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3656" calcext:value-type="float">
            <text:p>68.1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4888" calcext:value-type="float">
            <text:p>68.0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5264" calcext:value-type="float">
            <text:p>68.0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0504" calcext:value-type="float">
            <text:p>68.0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0504" calcext:value-type="float">
            <text:p>68.0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516" calcext:value-type="float">
            <text:p>67.9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3992" calcext:value-type="float">
            <text:p>67.7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3072" calcext:value-type="float">
            <text:p>68.0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1048" calcext:value-type="float">
            <text:p>67.8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4584" calcext:value-type="float">
            <text:p>66.3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7152" calcext:value-type="float">
            <text:p>66.3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0136" calcext:value-type="float">
            <text:p>66.6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5648" calcext:value-type="float">
            <text:p>66.5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9928" calcext:value-type="float">
            <text:p>66.4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2872" calcext:value-type="float">
            <text:p>66.4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3832" calcext:value-type="float">
            <text:p>66.4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552" calcext:value-type="float">
            <text:p>66.5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9928" calcext:value-type="float">
            <text:p>66.4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3832" calcext:value-type="float">
            <text:p>66.4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0448" calcext:value-type="float">
            <text:p>66.8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5064" calcext:value-type="float">
            <text:p>66.4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3832" calcext:value-type="float">
            <text:p>66.4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0408" calcext:value-type="float">
            <text:p>66.5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9824" calcext:value-type="float">
            <text:p>66.4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4792" calcext:value-type="float">
            <text:p>66.5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5568" calcext:value-type="float">
            <text:p>65.8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5088" calcext:value-type="float">
            <text:p>65.8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1584" calcext:value-type="float">
            <text:p>65.2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1456" calcext:value-type="float">
            <text:p>65.7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9432" calcext:value-type="float">
            <text:p>65.5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896" calcext:value-type="float">
            <text:p>65.4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0288" calcext:value-type="float">
            <text:p>65.5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5152" calcext:value-type="float">
            <text:p>65.6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7176" calcext:value-type="float">
            <text:p>65.7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1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8888" calcext:value-type="float">
            <text:p>65.7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772" calcext:value-type="float">
            <text:p>65.5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8304" calcext:value-type="float">
            <text:p>65.6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1184" calcext:value-type="float">
            <text:p>65.8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888" calcext:value-type="float">
            <text:p>65.3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4088" calcext:value-type="float">
            <text:p>65.4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82" calcext:value-type="float">
            <text:p>65.6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5088" calcext:value-type="float">
            <text:p>65.8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4168" calcext:value-type="float">
            <text:p>66.1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7176" calcext:value-type="float">
            <text:p>65.7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1184" calcext:value-type="float">
            <text:p>65.8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7448" calcext:value-type="float">
            <text:p>65.6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3168" calcext:value-type="float">
            <text:p>65.7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3648" calcext:value-type="float">
            <text:p>65.7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8888" calcext:value-type="float">
            <text:p>65.7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4232" calcext:value-type="float">
            <text:p>65.8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5632" calcext:value-type="float">
            <text:p>65.6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3856" calcext:value-type="float">
            <text:p>65.9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5504" calcext:value-type="float">
            <text:p>66.1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0808" calcext:value-type="float">
            <text:p>65.9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3376" calcext:value-type="float">
            <text:p>65.8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636" calcext:value-type="float">
            <text:p>66.1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2184" calcext:value-type="float">
            <text:p>66.2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6464" calcext:value-type="float">
            <text:p>66.1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4648" calcext:value-type="float">
            <text:p>66.1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024" calcext:value-type="float">
            <text:p>66.1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7216" calcext:value-type="float">
            <text:p>66.1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9408" calcext:value-type="float">
            <text:p>66.1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9032" calcext:value-type="float">
            <text:p>66.1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496" calcext:value-type="float">
            <text:p>66.0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496" calcext:value-type="float">
            <text:p>66.0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2456" calcext:value-type="float">
            <text:p>66.1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024" calcext:value-type="float">
            <text:p>66.1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8072" calcext:value-type="float">
            <text:p>66.1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8072" calcext:value-type="float">
            <text:p>66.1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588" calcext:value-type="float">
            <text:p>66.0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0096" calcext:value-type="float">
            <text:p>66.3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6088" calcext:value-type="float">
            <text:p>66.2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1224" calcext:value-type="float">
            <text:p>66.1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3792" calcext:value-type="float">
            <text:p>66.1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1224" calcext:value-type="float">
            <text:p>66.1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876" calcext:value-type="float">
            <text:p>66.2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6464" calcext:value-type="float">
            <text:p>66.1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1328" calcext:value-type="float">
            <text:p>66.2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8928" calcext:value-type="float">
            <text:p>66.0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024" calcext:value-type="float">
            <text:p>66.1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0952" calcext:value-type="float">
            <text:p>66.2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2392" calcext:value-type="float">
            <text:p>66.3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2496" calcext:value-type="float">
            <text:p>66.4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212" calcext:value-type="float">
            <text:p>66.4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6752" calcext:value-type="float">
            <text:p>66.9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8088" calcext:value-type="float">
            <text:p>66.9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932" calcext:value-type="float">
            <text:p>66.9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6168" calcext:value-type="float">
            <text:p>66.8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9928" calcext:value-type="float">
            <text:p>66.4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9448" calcext:value-type="float">
            <text:p>66.4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164" calcext:value-type="float">
            <text:p>66.4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5544" calcext:value-type="float">
            <text:p>66.4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9448" calcext:value-type="float">
            <text:p>66.4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164" calcext:value-type="float">
            <text:p>66.4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1368" calcext:value-type="float">
            <text:p>66.5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1408" calcext:value-type="float">
            <text:p>66.8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6648" calcext:value-type="float">
            <text:p>66.9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836" calcext:value-type="float">
            <text:p>66.8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4456" calcext:value-type="float">
            <text:p>66.8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7504" calcext:value-type="float">
            <text:p>66.8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9216" calcext:value-type="float">
            <text:p>66.8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0824" calcext:value-type="float">
            <text:p>66.7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8736" calcext:value-type="float">
            <text:p>66.8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4272" calcext:value-type="float">
            <text:p>66.1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4648" calcext:value-type="float">
            <text:p>66.1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7464" calcext:value-type="float">
            <text:p>66.5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2496" calcext:value-type="float">
            <text:p>66.4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7152" calcext:value-type="float">
            <text:p>66.3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7152" calcext:value-type="float">
            <text:p>66.3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3456" calcext:value-type="float">
            <text:p>66.5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9448" calcext:value-type="float">
            <text:p>66.4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6608" calcext:value-type="float">
            <text:p>66.5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8216" calcext:value-type="float">
            <text:p>66.4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3856" calcext:value-type="float">
            <text:p>65.9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7448" calcext:value-type="float">
            <text:p>65.6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3648" calcext:value-type="float">
            <text:p>65.7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2688" calcext:value-type="float">
            <text:p>65.7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9536" calcext:value-type="float">
            <text:p>65.6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0016" calcext:value-type="float">
            <text:p>65.6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5944" calcext:value-type="float">
            <text:p>65.8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3544" calcext:value-type="float">
            <text:p>65.6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0496" calcext:value-type="float">
            <text:p>65.6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3648" calcext:value-type="float">
            <text:p>65.7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3608" calcext:value-type="float">
            <text:p>65.4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6488" calcext:value-type="float">
            <text:p>65.6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9536" calcext:value-type="float">
            <text:p>65.6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5088" calcext:value-type="float">
            <text:p>65.8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0872" calcext:value-type="float">
            <text:p>65.6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3064" calcext:value-type="float">
            <text:p>65.6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2648" calcext:value-type="float">
            <text:p>65.3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1832" calcext:value-type="float">
            <text:p>65.7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108" calcext:value-type="float">
            <text:p>65.7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8136" calcext:value-type="float">
            <text:p>65.8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2416" calcext:value-type="float">
            <text:p>65.8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6864" calcext:value-type="float">
            <text:p>65.5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3856" calcext:value-type="float">
            <text:p>65.9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7928" calcext:value-type="float">
            <text:p>65.7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6904" calcext:value-type="float">
            <text:p>65.9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5568" calcext:value-type="float">
            <text:p>65.8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0496" calcext:value-type="float">
            <text:p>65.6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3416" calcext:value-type="float">
            <text:p>66.1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3648" calcext:value-type="float">
            <text:p>65.7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9848" calcext:value-type="float">
            <text:p>65.8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9992" calcext:value-type="float">
            <text:p>66.2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8784" calcext:value-type="float">
            <text:p>65.7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06" calcext:value-type="float">
            <text:p>65.7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3792" calcext:value-type="float">
            <text:p>66.1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5088" calcext:value-type="float">
            <text:p>65.8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2896" calcext:value-type="float">
            <text:p>65.8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9784" calcext:value-type="float">
            <text:p>66.0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3168" calcext:value-type="float">
            <text:p>65.7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8136" calcext:value-type="float">
            <text:p>65.8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9368" calcext:value-type="float">
            <text:p>65.8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11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14" calcext:value-type="float">
            <text:p>68.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1464" calcext:value-type="float">
            <text:p>68.1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0336" calcext:value-type="float">
            <text:p>68.2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0336" calcext:value-type="float">
            <text:p>68.2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8624" calcext:value-type="float">
            <text:p>68.2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2424" calcext:value-type="float">
            <text:p>68.1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2256" calcext:value-type="float">
            <text:p>68.3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2152" calcext:value-type="float">
            <text:p>68.2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2736" calcext:value-type="float">
            <text:p>68.3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188" calcext:value-type="float">
            <text:p>68.3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8832" calcext:value-type="float">
            <text:p>68.3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8832" calcext:value-type="float">
            <text:p>68.3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5512" calcext:value-type="float">
            <text:p>68.4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3112" calcext:value-type="float">
            <text:p>68.3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9312" calcext:value-type="float">
            <text:p>68.4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6432" calcext:value-type="float">
            <text:p>68.2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3424" calcext:value-type="float">
            <text:p>68.5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5304" calcext:value-type="float">
            <text:p>68.3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7872" calcext:value-type="float">
            <text:p>68.3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3696" calcext:value-type="float">
            <text:p>68.4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0584" calcext:value-type="float">
            <text:p>68.6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5408" calcext:value-type="float">
            <text:p>68.4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3696" calcext:value-type="float">
            <text:p>68.4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4552" calcext:value-type="float">
            <text:p>68.4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5512" calcext:value-type="float">
            <text:p>68.4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7768" calcext:value-type="float">
            <text:p>68.2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6368" calcext:value-type="float">
            <text:p>68.4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332" calcext:value-type="float">
            <text:p>68.4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7328" calcext:value-type="float">
            <text:p>68.5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9896" calcext:value-type="float">
            <text:p>68.5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1336" calcext:value-type="float">
            <text:p>68.6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1984" calcext:value-type="float">
            <text:p>68.4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2256" calcext:value-type="float">
            <text:p>68.3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1608" calcext:value-type="float">
            <text:p>68.4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0336" calcext:value-type="float">
            <text:p>68.2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7184" calcext:value-type="float">
            <text:p>68.1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14" calcext:value-type="float">
            <text:p>68.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2528" calcext:value-type="float">
            <text:p>68.2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8832" calcext:value-type="float">
            <text:p>68.3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8832" calcext:value-type="float">
            <text:p>68.3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6264" calcext:value-type="float">
            <text:p>68.4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8664" calcext:value-type="float">
            <text:p>68.5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1168" calcext:value-type="float">
            <text:p>68.7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428" calcext:value-type="float">
            <text:p>68.5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4072" calcext:value-type="float">
            <text:p>68.3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5304" calcext:value-type="float">
            <text:p>68.3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188" calcext:value-type="float">
            <text:p>68.3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8624" calcext:value-type="float">
            <text:p>68.2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3112" calcext:value-type="float">
            <text:p>68.3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2088" calcext:value-type="float">
            <text:p>68.5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0376" calcext:value-type="float">
            <text:p>68.5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2192" calcext:value-type="float">
            <text:p>68.5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2296" calcext:value-type="float">
            <text:p>68.6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3424" calcext:value-type="float">
            <text:p>68.5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1504" calcext:value-type="float">
            <text:p>68.4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7328" calcext:value-type="float">
            <text:p>68.5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4384" calcext:value-type="float">
            <text:p>68.6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8976" calcext:value-type="float">
            <text:p>68.7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0312" calcext:value-type="float">
            <text:p>68.7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9832" calcext:value-type="float">
            <text:p>68.7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4592" calcext:value-type="float">
            <text:p>68.7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1272" calcext:value-type="float">
            <text:p>68.8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2232" calcext:value-type="float">
            <text:p>68.9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0896" calcext:value-type="float">
            <text:p>68.8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7264" calcext:value-type="float">
            <text:p>68.7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2984" calcext:value-type="float">
            <text:p>68.8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0376" calcext:value-type="float">
            <text:p>68.5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3696" calcext:value-type="float">
            <text:p>68.4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188" calcext:value-type="float">
            <text:p>68.3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332" calcext:value-type="float">
            <text:p>68.4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1752" calcext:value-type="float">
            <text:p>68.8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5656" calcext:value-type="float">
            <text:p>68.8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7264" calcext:value-type="float">
            <text:p>68.7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4008" calcext:value-type="float">
            <text:p>68.6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904" calcext:value-type="float">
            <text:p>68.5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3736" calcext:value-type="float">
            <text:p>68.7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3736" calcext:value-type="float">
            <text:p>68.7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8456" calcext:value-type="float">
            <text:p>68.4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7768" calcext:value-type="float">
            <text:p>68.2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3384" calcext:value-type="float">
            <text:p>68.2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9792" calcext:value-type="float">
            <text:p>68.4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236" calcext:value-type="float">
            <text:p>68.4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188" calcext:value-type="float">
            <text:p>68.3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5784" calcext:value-type="float">
            <text:p>68.3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5992" calcext:value-type="float">
            <text:p>68.5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5848" calcext:value-type="float">
            <text:p>68.1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2632" calcext:value-type="float">
            <text:p>68.3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6808" calcext:value-type="float">
            <text:p>68.1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0824" calcext:value-type="float">
            <text:p>66.7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8136" calcext:value-type="float">
            <text:p>65.8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8368" calcext:value-type="float">
            <text:p>65.4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3776" calcext:value-type="float">
            <text:p>65.2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992" calcext:value-type="float">
            <text:p>65.4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6904" calcext:value-type="float">
            <text:p>65.9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024" calcext:value-type="float">
            <text:p>66.1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1-09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6904" calcext:value-type="float">
            <text:p>65.9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1664" calcext:value-type="float">
            <text:p>65.8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4232" calcext:value-type="float">
            <text:p>65.8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9928" calcext:value-type="float">
            <text:p>66.4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5336" calcext:value-type="float">
            <text:p>66.3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8844" calcext:value-type="float">
            <text:p>66.18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924" calcext:value-type="float">
            <text:p>66.3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6588" calcext:value-type="float">
            <text:p>66.42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2664" calcext:value-type="float">
            <text:p>66.2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3416" calcext:value-type="float">
            <text:p>66.1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01156363636" calcext:value-type="float">
            <text:p>66.180115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0452" calcext:value-type="float">
            <text:p>66.10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6924" calcext:value-type="float">
            <text:p>66.06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638" calcext:value-type="float">
            <text:p>66.28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8752" calcext:value-type="float">
            <text:p>66.4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7944" calcext:value-type="float">
            <text:p>66.6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6564" calcext:value-type="float">
            <text:p>66.99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3992" calcext:value-type="float">
            <text:p>67.7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14592" calcext:value-type="float">
            <text:p>66.69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2976" calcext:value-type="float">
            <text:p>66.4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01856" calcext:value-type="float">
            <text:p>65.95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0304" calcext:value-type="float">
            <text:p>66.08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42448" calcext:value-type="float">
            <text:p>65.81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882" calcext:value-type="float">
            <text:p>65.73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0872" calcext:value-type="float">
            <text:p>65.6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9784" calcext:value-type="float">
            <text:p>66.0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3094" calcext:value-type="float">
            <text:p>65.903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74624" calcext:value-type="float">
            <text:p>66.10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26992" calcext:value-type="float">
            <text:p>66.45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874" calcext:value-type="float">
            <text:p>67.190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874" calcext:value-type="float">
            <text:p>67.190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31" calcext:value-type="float">
            <text:p>66.7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6578" calcext:value-type="float">
            <text:p>66.346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0512" calcext:value-type="float">
            <text:p>66.5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873" calcext:value-type="float">
            <text:p>66.038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6954" calcext:value-type="float">
            <text:p>66.306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604" calcext:value-type="float">
            <text:p>66.1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2372" calcext:value-type="float">
            <text:p>66.22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1526" calcext:value-type="float">
            <text:p>66.311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44032" calcext:value-type="float">
            <text:p>66.62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142" calcext:value-type="float">
            <text:p>66.668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6292" calcext:value-type="float">
            <text:p>67.10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6312" calcext:value-type="float">
            <text:p>68.5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3126" calcext:value-type="float">
            <text:p>67.683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4074" calcext:value-type="float">
            <text:p>66.124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8884" calcext:value-type="float">
            <text:p>66.50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1486" calcext:value-type="float">
            <text:p>65.991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9616" calcext:value-type="float">
            <text:p>66.2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1026" calcext:value-type="float">
            <text:p>66.121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3812" calcext:value-type="float">
            <text:p>66.31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9354" calcext:value-type="float">
            <text:p>66.459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11675" calcext:value-type="float">
            <text:p>66.491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7692" calcext:value-type="float">
            <text:p>66.87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5556" calcext:value-type="float">
            <text:p>68.07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8458" calcext:value-type="float">
            <text:p>66.148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447" calcext:value-type="float">
            <text:p>66.244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3268" calcext:value-type="float">
            <text:p>66.53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2966" calcext:value-type="float">
            <text:p>66.402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4564" calcext:value-type="float">
            <text:p>66.23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4792" calcext:value-type="float">
            <text:p>66.5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18864" calcext:value-type="float">
            <text:p>66.45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7736" calcext:value-type="float">
            <text:p>66.4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7425" calcext:value-type="float">
            <text:p>66.519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962" calcext:value-type="float">
            <text:p>66.751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28064" calcext:value-type="float">
            <text:p>66.19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7914" calcext:value-type="float">
            <text:p>66.367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6806" calcext:value-type="float">
            <text:p>66.646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2758" calcext:value-type="float">
            <text:p>66.262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8562" calcext:value-type="float">
            <text:p>66.218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2496" calcext:value-type="float">
            <text:p>66.4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6024" calcext:value-type="float">
            <text:p>66.4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6848" calcext:value-type="float">
            <text:p>65.9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7093" calcext:value-type="float">
            <text:p>66.6570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006" calcext:value-type="float">
            <text:p>66.723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0448" calcext:value-type="float">
            <text:p>66.8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61936" calcext:value-type="float">
            <text:p>66.77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2288" calcext:value-type="float">
            <text:p>66.3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15" calcext:value-type="float">
            <text:p>66.35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7132" calcext:value-type="float">
            <text:p>66.20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77" calcext:value-type="float">
            <text:p>66.358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13152" calcext:value-type="float">
            <text:p>66.30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1234" calcext:value-type="float">
            <text:p>66.261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6044" calcext:value-type="float">
            <text:p>66.64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7326" calcext:value-type="float">
            <text:p>66.997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739" calcext:value-type="float">
            <text:p>66.74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925" calcext:value-type="float">
            <text:p>66.3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6832" calcext:value-type="float">
            <text:p>66.70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1308" calcext:value-type="float">
            <text:p>66.09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4282" calcext:value-type="float">
            <text:p>66.264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3644" calcext:value-type="float">
            <text:p>66.49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0418" calcext:value-type="float">
            <text:p>66.590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31" calcext:value-type="float">
            <text:p>66.7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99072" calcext:value-type="float">
            <text:p>66.7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1948" calcext:value-type="float">
            <text:p>67.40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52352" calcext:value-type="float">
            <text:p>67.18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3482" calcext:value-type="float">
            <text:p>67.483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52944" calcext:value-type="float">
            <text:p>66.79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1086" calcext:value-type="float">
            <text:p>66.601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0204" calcext:value-type="float">
            <text:p>65.64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2688" calcext:value-type="float">
            <text:p>65.7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19872" calcext:value-type="float">
            <text:p>65.58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3168" calcext:value-type="float">
            <text:p>65.7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6785" calcext:value-type="float">
            <text:p>65.716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2352" calcext:value-type="float">
            <text:p>67.3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9368" calcext:value-type="float">
            <text:p>65.8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0384" calcext:value-type="float">
            <text:p>65.8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0778" calcext:value-type="float">
            <text:p>65.660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3846" calcext:value-type="float">
            <text:p>65.82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2688" calcext:value-type="float">
            <text:p>65.7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1862" calcext:value-type="float">
            <text:p>65.951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0066" calcext:value-type="float">
            <text:p>66.060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35788571429" calcext:value-type="float">
            <text:p>65.86357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6392" calcext:value-type="float">
            <text:p>67.9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403" calcext:value-type="float">
            <text:p>66.534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5494" calcext:value-type="float">
            <text:p>66.055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99101538462" calcext:value-type="float">
            <text:p>66.219910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024" calcext:value-type="float">
            <text:p>65.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9312" calcext:value-type="float">
            <text:p>64.5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4264" calcext:value-type="float">
            <text:p>65.1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118" calcext:value-type="float">
            <text:p>65.33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9006" calcext:value-type="float">
            <text:p>65.19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485" calcext:value-type="float">
            <text:p>65.47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4632" calcext:value-type="float">
            <text:p>65.2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5182" calcext:value-type="float">
            <text:p>65.845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6256" calcext:value-type="float">
            <text:p>66.04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5086" calcext:value-type="float">
            <text:p>64.315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962" calcext:value-type="float">
            <text:p>64.84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4636" calcext:value-type="float">
            <text:p>64.52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49152" calcext:value-type="float">
            <text:p>64.62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001" calcext:value-type="float">
            <text:p>64.85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5032" calcext:value-type="float">
            <text:p>64.6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4676" calcext:value-type="float">
            <text:p>64.84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44955" calcext:value-type="float">
            <text:p>64.9244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9936" calcext:value-type="float">
            <text:p>65.0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3004" calcext:value-type="float">
            <text:p>65.18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6626" calcext:value-type="float">
            <text:p>65.20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5636" calcext:value-type="float">
            <text:p>64.90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6309" calcext:value-type="float">
            <text:p>64.9563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812" calcext:value-type="float">
            <text:p>64.9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7274" calcext:value-type="float">
            <text:p>65.05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1544" calcext:value-type="float">
            <text:p>64.9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7556" calcext:value-type="float">
            <text:p>65.02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5562" calcext:value-type="float">
            <text:p>65.07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8546" calcext:value-type="float">
            <text:p>65.32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529" calcext:value-type="float">
            <text:p>65.18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65392" calcext:value-type="float">
            <text:p>65.42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41" calcext:value-type="float">
            <text:p>67.0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022" calcext:value-type="float">
            <text:p>66.53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0594" calcext:value-type="float">
            <text:p>64.95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4205" calcext:value-type="float">
            <text:p>65.4674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9708" calcext:value-type="float">
            <text:p>64.71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761" calcext:value-type="float">
            <text:p>64.697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6012" calcext:value-type="float">
            <text:p>64.86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0594" calcext:value-type="float">
            <text:p>64.95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3736" calcext:value-type="float">
            <text:p>64.9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8915" calcext:value-type="float">
            <text:p>65.0448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9328" calcext:value-type="float">
            <text:p>65.4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4194" calcext:value-type="float">
            <text:p>67.08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3302" calcext:value-type="float">
            <text:p>66.043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8531" calcext:value-type="float">
            <text:p>65.208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4418" calcext:value-type="float">
            <text:p>64.304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1266" calcext:value-type="float">
            <text:p>64.231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5764" calcext:value-type="float">
            <text:p>64.40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2162" calcext:value-type="float">
            <text:p>64.54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2934" calcext:value-type="float">
            <text:p>64.622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252" calcext:value-type="float">
            <text:p>64.6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1039" calcext:value-type="float">
            <text:p>64.7010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906" calcext:value-type="float">
            <text:p>64.86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5528" calcext:value-type="float">
            <text:p>65.5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3894" calcext:value-type="float">
            <text:p>64.683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2182" calcext:value-type="float">
            <text:p>64.702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3018" calcext:value-type="float">
            <text:p>64.533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2756" calcext:value-type="float">
            <text:p>64.72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93248" calcext:value-type="float">
            <text:p>64.54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7506" calcext:value-type="float">
            <text:p>64.627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7338" calcext:value-type="float">
            <text:p>64.80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8298" calcext:value-type="float">
            <text:p>64.86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7734" calcext:value-type="float">
            <text:p>64.92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9788" calcext:value-type="float">
            <text:p>65.35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1324" calcext:value-type="float">
            <text:p>66.98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3058" calcext:value-type="float">
            <text:p>64.85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902" calcext:value-type="float">
            <text:p>64.54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95275" calcext:value-type="float">
            <text:p>64.799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59392" calcext:value-type="float">
            <text:p>64.43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6734" calcext:value-type="float">
            <text:p>64.546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1994" calcext:value-type="float">
            <text:p>64.721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1242" calcext:value-type="float">
            <text:p>64.80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047" calcext:value-type="float">
            <text:p>64.720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097" calcext:value-type="float">
            <text:p>64.91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13625" calcext:value-type="float">
            <text:p>64.241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4358" calcext:value-type="float">
            <text:p>63.824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541" calcext:value-type="float">
            <text:p>62.33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1434" calcext:value-type="float">
            <text:p>64.051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49055" calcext:value-type="float">
            <text:p>64.3949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429" calcext:value-type="float">
            <text:p>64.80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6586" calcext:value-type="float">
            <text:p>64.88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9822" calcext:value-type="float">
            <text:p>64.86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2172" calcext:value-type="float">
            <text:p>64.62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14" calcext:value-type="float">
            <text:p>64.5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3404" calcext:value-type="float">
            <text:p>64.57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20974545455" calcext:value-type="float">
            <text:p>64.372097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4502" calcext:value-type="float">
            <text:p>64.214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166" calcext:value-type="float">
            <text:p>64.193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3532" calcext:value-type="float">
            <text:p>64.07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4458" calcext:value-type="float">
            <text:p>64.624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5848" calcext:value-type="float">
            <text:p>64.3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2702857143" calcext:value-type="float">
            <text:p>64.86427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9684" calcext:value-type="float">
            <text:p>65.28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762" calcext:value-type="float">
            <text:p>66.294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3176" calcext:value-type="float">
            <text:p>64.2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74426666667" calcext:value-type="float">
            <text:p>64.96744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9608" calcext:value-type="float">
            <text:p>63.9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103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5208" calcext:value-type="float">
            <text:p>64.2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638" meta:object-count="0"/>
    <meta:user-defined meta:name="AppVersion">3.0</meta:user-defined>
  </office:meta>
</office:document-meta>
</file>